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ambria1" svg:font-family="Cambria, serif"/>
    <style:font-face style:name="Consolas1" svg:font-family="Consolas, sans-serif"/>
    <style:font-face style:name="Droid Sans" svg:font-family="'Droid Sans', sans-serif"/>
    <style:font-face style:name="Linux Libertine" svg:font-family="'Linux Libertine', Georgia, Times, serif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3pt" style:font-size-asian="13pt" style:font-size-complex="13pt"/>
    </style:style>
    <style:style style:name="P2" style:family="paragraph" style:parent-style-name="Title">
      <style:text-properties style:font-name="Liberation Serif" fo:font-size="24pt" style:font-size-asian="24pt" style:font-size-complex="24pt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202122" style:font-name="Liberation Serif" fo:font-size="13pt" fo:letter-spacing="normal" fo:font-style="normal" fo:font-weight="normal" officeooo:rsid="01026171" style:font-size-asian="13pt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➢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➢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text:bullet-char="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style-name="Bullet_20_Symbols" text:bullet-char="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bullet text:level="1" text:style-name="Bullet_20_Symbols" text:bullet-char="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h text:style-name="P1" text:outline-level="1"/>
      <text:p text:style-name="Text_20_body"/>
      <text:p text:style-name="Text_20_body"/>
      <text:p text:style-name="Text_20_body">=========================================================</text:p>
      <text:p text:style-name="Text_20_body"><text:span text:style-name="T3"/></text:p>
      <text:p text:style-name="Text_20_body"><text:line-break/><text:line-break/><text:line-break/><text:line-break/><text:line-break/><text:line-break/><text:line-break/><text:line-break/></text:p>
      <text:p text:style-name="Text_20_body"/>
      <text:p text:style-name="Text_20_body"/>
      <text:p text:style-name="Text_20_body"/>
      <text:p text:style-name="Text_20_body"><text:line-break/></text:p>
      <text:p text:style-name="Text_20_body"/>
      <text:p text:style-name="Text_20_body"><text:lin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ambria1" svg:font-family="Cambria, serif"/>
    <style:font-face style:name="Consolas1" svg:font-family="Consolas, sans-serif"/>
    <style:font-face style:name="Droid Sans" svg:font-family="'Droid Sans', sans-serif"/>
    <style:font-face style:name="Linux Libertine" svg:font-family="'Linux Libertine', Georgia, Times, serif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mbria" fo:font-family="Cambria" style:font-family-generic="roman" style:font-pitch="variable" fo:font-size="13pt" fo:font-weight="bold" officeooo:rsid="01f025c6" style:font-name-asian="Noto Sans CJK SC" style:font-family-asian="'Noto Sans CJK SC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23:07:29.990862661</meta:creation-date>
    <meta:generator>LibreOffice/6.0.7.3$Linux_X86_64 LibreOffice_project/00m0$Build-3</meta:generator>
    <dc:date>2021-02-04T08:00:31.965039298</dc:date>
    <meta:editing-duration>PT8H48M6S</meta:editing-duration>
    <meta:editing-cycles>595</meta:editing-cycles>
    <meta:document-statistic meta:table-count="0" meta:image-count="0" meta:object-count="0" meta:page-count="1" meta:paragraph-count="6" meta:word-count="5" meta:character-count="96" meta:non-whitespace-character-count="84"/>
  </office:meta>
</office:document-meta>
</file>